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v min</text:p>
          </table:table-cell>
          <table:table-cell office:value-type="string" calcext:value-type="string">
            <text:p>v Q1</text:p>
          </table:table-cell>
          <table:table-cell office:value-type="string" calcext:value-type="string">
            <text:p>v median</text:p>
          </table:table-cell>
          <table:table-cell office:value-type="string" calcext:value-type="string">
            <text:p>v Q3</text:p>
          </table:table-cell>
          <table:table-cell office:value-type="string" calcext:value-type="string">
            <text:p>v max</text:p>
          </table:table-cell>
        </table:table-row>
        <table:table-row table:style-name="ro1">
          <table:table-cell office:value-type="string" calcext:value-type="string">
            <text:p>top5</text:p>
          </table:table-cell>
          <table:table-cell office:value-type="float" office:value="493.988" calcext:value-type="float">
            <text:p>493.988</text:p>
          </table:table-cell>
          <table:table-cell office:value-type="float" office:value="626.163" calcext:value-type="float">
            <text:p>626.163</text:p>
          </table:table-cell>
          <table:table-cell office:value-type="float" office:value="658.469" calcext:value-type="float">
            <text:p>658.469</text:p>
          </table:table-cell>
          <table:table-cell office:value-type="float" office:value="716.191" calcext:value-type="float">
            <text:p>716.191</text:p>
          </table:table-cell>
          <table:table-cell office:value-type="float" office:value="825.759" calcext:value-type="float">
            <text:p>825.759</text:p>
          </table:table-cell>
        </table:table-row>
        <table:table-row table:style-name="ro1">
          <table:table-cell office:value-type="string" calcext:value-type="string">
            <text:p>top6</text:p>
          </table:table-cell>
          <table:table-cell office:value-type="float" office:value="560.72" calcext:value-type="float">
            <text:p>560.72</text:p>
          </table:table-cell>
          <table:table-cell office:value-type="float" office:value="684.089" calcext:value-type="float">
            <text:p>684.089</text:p>
          </table:table-cell>
          <table:table-cell office:value-type="float" office:value="724.431" calcext:value-type="float">
            <text:p>724.431</text:p>
          </table:table-cell>
          <table:table-cell office:value-type="float" office:value="774.006" calcext:value-type="float">
            <text:p>774.006</text:p>
          </table:table-cell>
          <table:table-cell office:value-type="float" office:value="896.998" calcext:value-type="float">
            <text:p>896.9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19:44:48.293504045</meta:creation-date>
    <meta:generator>LibreOffice/6.0.7.3$Linux_X86_64 LibreOffice_project/00m0$Build-3</meta:generator>
    <dc:date>2020-06-11T19:47:39.907451228</dc:date>
    <meta:editing-duration>PT2M52S</meta:editing-duration>
    <meta:editing-cycles>2</meta:editing-cycles>
    <meta:document-statistic meta:table-count="1" meta:cell-count="17" meta:object-count="0"/>
  </office:meta>
</office:document-meta>
</file>